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svg:stroke-opacity="100%" draw:stroke-linejoin="round" svg:stroke-linecap="round" draw:fill="none" fo:padding-top="0.175cm" fo:padding-bottom="0.175cm" fo:padding-left="0.3cm" fo:padding-right="0.3cm" draw:shadow="hidden"/>
    </style:style>
    <style:style style:name="gr2" style:family="graphic" style:parent-style-name="standard">
      <style:graphic-properties draw:stroke="none" draw:fill="none" draw:textarea-vertical-align="middle" fo:min-height="0.937cm" fo:min-width="2.54cm" fo:padding-top="0.035cm" fo:padding-bottom="0.035cm" fo:padding-left="0.035cm" fo:padding-right="0.035cm"/>
    </style:style>
    <style:style style:name="gr3" style:family="graphic" style:parent-style-name="standard">
      <style:graphic-properties draw:stroke="solid" svg:stroke-width="0.106cm" svg:stroke-color="#000000" svg:stroke-opacity="100%" draw:stroke-linejoin="round" svg:stroke-linecap="round" draw:fill="none" fo:padding-top="0.178cm" fo:padding-bottom="0.178cm" fo:padding-left="0.303cm" fo:padding-right="0.303cm" draw:shadow="hidden"/>
    </style:style>
    <style:style style:name="gr4" style:family="graphic" style:parent-style-name="standard">
      <style:graphic-properties draw:stroke="none" draw:fill="none" draw:textarea-vertical-align="middle" fo:min-height="1.412cm" fo:min-width="2.54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none" draw:fill="none" draw:textarea-vertical-align="middle" fo:min-height="8.858cm" fo:min-width="2.54cm" fo:padding-top="0.071cm" fo:padding-bottom="0.071cm" fo:padding-left="0.071cm" fo:padding-right="0.071cm"/>
    </style:style>
    <style:style style:name="gr7" style:family="graphic" style:parent-style-name="standard">
      <style:graphic-properties draw:stroke="solid" svg:stroke-width="0.008cm" svg:stroke-color="#000000" draw:marker-start="Short_20_line_20_Arrow" draw:marker-start-width="0.813cm" draw:marker-start-center="false" draw:marker-end="Short_20_line_20_Arrow" draw:marker-end-width="0.813cm" draw:marker-end-center="false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8" style:family="graphic" style:parent-style-name="standard">
      <style:graphic-properties draw:stroke="dash" draw:stroke-dash="Dash_5f_0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9" style:family="graphic" style:parent-style-name="standard">
      <style:graphic-properties draw:stroke="solid" svg:stroke-width="0.008cm" svg:stroke-color="#000000" draw:marker-start="Short_20_line_20_Arrow" draw:marker-start-width="0.813cm" draw:marker-end="Short_20_line_20_Arrow" draw:marker-end-width="0.813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0" style:family="graphic" style:parent-style-name="standard">
      <style:graphic-properties draw:stroke="none" draw:fill="none" draw:textarea-vertical-align="middle" fo:min-height="1.93cm" fo:min-width="2.54cm" fo:padding-top="0.035cm" fo:padding-bottom="0.035cm" fo:padding-left="0.035cm" fo:padding-right="0.035cm"/>
    </style:style>
    <style:style style:name="gr11" style:family="graphic" style:parent-style-name="standard">
      <style:graphic-properties draw:stroke="solid" svg:stroke-width="0.076cm" svg:stroke-color="#000000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12" style:family="graphic" style:parent-style-name="standard">
      <style:graphic-properties draw:stroke="solid" svg:stroke-width="0.11cm" svg:stroke-color="#000000" svg:stroke-opacity="100%" draw:stroke-linejoin="round" svg:stroke-linecap="round" draw:fill="none" fo:padding-top="0.18cm" fo:padding-bottom="0.18cm" fo:padding-left="0.305cm" fo:padding-right="0.305cm" draw:shadow="hidden"/>
    </style:style>
    <style:style style:name="gr13" style:family="graphic" style:parent-style-name="standard">
      <style:graphic-properties draw:stroke="none" draw:fill="none" draw:textarea-vertical-align="middle" fo:min-height="0.937cm" fo:min-width="2.54cm" fo:padding-top="0.141cm" fo:padding-bottom="0.141cm" fo:padding-left="0.141cm" fo:padding-right="0.141cm"/>
    </style:style>
    <style:style style:name="gr14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15" style:family="graphic" style:parent-style-name="standard">
      <style:graphic-properties draw:stroke="none" draw:fill="none" draw:textarea-vertical-align="middle" fo:min-height="0.357cm" fo:min-width="2.54cm" fo:padding-top="0.141cm" fo:padding-bottom="0.141cm" fo:padding-left="0.141cm" fo:padding-right="0.141cm"/>
    </style:style>
    <style:style style:name="gr16" style:family="graphic" style:parent-style-name="standard">
      <style:graphic-properties draw:stroke="none" draw:fill="none" draw:textarea-vertical-align="middle" fo:min-height="0.784cm" fo:min-width="2.54cm" fo:padding-top="0.141cm" fo:padding-bottom="0.141cm" fo:padding-left="0.141cm" fo:padding-right="0.141cm"/>
    </style:style>
    <style:style style:name="gr17" style:family="graphic" style:parent-style-name="standard">
      <style:graphic-properties draw:stroke="none" draw:fill="none" draw:textarea-vertical-align="middle" fo:min-height="0.634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none" draw:textarea-vertical-align="middle" fo:min-height="0.788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none" draw:fill="none" draw:textarea-vertical-align="middle" fo:min-height="2.629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solid" svg:stroke-width="0.008cm" svg:stroke-color="#000000" draw:marker-start="" draw:marker-start-width="0.813cm" draw:marker-start-center="false" draw:marker-end="" draw:marker-end-width="0.813cm" draw:marker-end-center="false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1" style:family="graphic" style:parent-style-name="standard">
      <style:graphic-properties draw:stroke="solid" svg:stroke-width="0.008cm" svg:stroke-color="#000000" draw:marker-start="" draw:marker-start-width="0.813cm" draw:marker-start-center="false" draw:marker-end="Short_20_line_20_Arrow" draw:marker-end-width="0.813cm" draw:marker-end-center="false" svg:stroke-opacity="100%" draw:stroke-linejoin="round" svg:stroke-linecap="round" draw:fill="none" fo:padding-top="0.129cm" fo:padding-bottom="0.129cm" fo:padding-left="0.254cm" fo:padding-right="0.254cm" draw:shadow="hidden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solid" draw:fill-color="#ffffff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style:paragraph-properties fo:margin-left="0cm" fo:margin-right="0cm" fo:margin-top="0cm" fo:margin-bottom="0cm" fo:line-height="90%" fo:text-align="center" fo:text-indent="0cm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margin-left="0cm" fo:margin-right="0cm" fo:margin-top="0cm" fo:margin-bottom="0cm" fo:line-height="90%" fo:text-align="center" fo:text-indent="0cm"/>
      <style:text-properties fo:font-size="16pt" style:font-size-asian="16pt" style:font-size-complex="16pt"/>
    </style:style>
    <style:style style:name="T1" style:family="text">
      <style:text-properties fo:color="#000000" style:font-name="Arial1" fo:font-size="20pt" fo:font-style="italic" style:font-name-asian="Arial1" style:font-size-asian="20pt" style:font-style-asian="italic" style:font-name-complex="Arial1" style:font-size-complex="20pt" style:font-style-complex="italic"/>
    </style:style>
    <style:style style:name="T2" style:family="text">
      <style:text-properties fo:color="#000000" style:font-name="Arial1" fo:font-size="36pt" fo:font-style="italic" style:font-name-asian="Arial1" style:font-size-asian="36pt" style:font-style-asian="italic" style:font-name-complex="Arial1" style:font-size-complex="36pt" style:font-style-complex="italic"/>
    </style:style>
    <style:style style:name="T3" style:family="text">
      <style:text-properties fo:color="#000000" style:font-name="Arial1" fo:font-size="9pt" fo:font-style="italic" fo:font-weight="bold" style:font-name-asian="Arial1" style:font-size-asian="9pt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color="#000000" style:font-name="Arial1" fo:font-size="14pt" fo:font-style="italic" style:font-name-asian="Arial1" style:font-size-asian="14pt" style:font-style-asian="italic" style:font-name-complex="Arial1" style:font-size-complex="14pt" style:font-style-complex="italic"/>
    </style:style>
    <style:style style:name="T5" style:family="text">
      <style:text-properties fo:color="#000000" style:font-name="Arial1" fo:font-size="16pt" fo:font-style="italic" style:font-name-asian="Arial1" style:font-size-asian="16pt" style:font-style-asian="italic" style:font-name-complex="Arial1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ТРУКТУРНАЯ А1" draw:style-name="dp1" draw:master-page-name="PM0">
        <draw:g>
          <draw:line draw:style-name="gr1" draw:text-style-name="P1" draw:layer="layout" svg:x1="2cm" svg:y1="58.899cm" svg:x2="2cm" svg:y2="0.5cm">
            <text:p/>
          </draw:line>
          <draw:frame draw:style-name="gr2" draw:text-style-name="P1" draw:layer="layout" svg:width="58.4cm" svg:height="1.007cm" draw:transform="rotate (1.5707963267949) translate (1.497cm 58.9cm)">
            <draw:text-box>
              <text:p/>
            </draw:text-box>
          </draw:frame>
        </draw:g>
        <draw:g>
          <draw:line draw:style-name="gr1" draw:text-style-name="P1" draw:layer="layout" svg:x1="2cm" svg:y1="58.9cm" svg:x2="83.6cm" svg:y2="58.9cm">
            <text:p/>
          </draw:line>
          <draw:frame draw:style-name="gr2" draw:text-style-name="P1" draw:layer="layout" svg:width="81.6cm" svg:height="1.007cm" svg:x="2cm" svg:y="58.397cm">
            <draw:text-box>
              <text:p/>
            </draw:text-box>
          </draw:frame>
        </draw:g>
        <draw:g>
          <draw:line draw:style-name="gr1" draw:text-style-name="P1" draw:layer="layout" svg:x1="2cm" svg:y1="0.5cm" svg:x2="83.6cm" svg:y2="0.5cm">
            <text:p/>
          </draw:line>
          <draw:frame draw:style-name="gr2" draw:text-style-name="P1" draw:layer="layout" svg:width="81.6cm" svg:height="1.007cm" svg:x="2cm" svg:y="-0.003cm">
            <draw:text-box>
              <text:p/>
            </draw:text-box>
          </draw:frame>
        </draw:g>
        <draw:g>
          <draw:line draw:style-name="gr3" draw:text-style-name="P1" draw:layer="layout" svg:x1="83.6cm" svg:y1="58.899cm" svg:x2="83.6cm" svg:y2="0.5cm">
            <text:p/>
          </draw:line>
          <draw:frame draw:style-name="gr2" draw:text-style-name="P1" draw:layer="layout" svg:width="58.4cm" svg:height="1.007cm" draw:transform="rotate (1.5707963267949) translate (83.097cm 58.9cm)">
            <draw:text-box>
              <text:p/>
            </draw:text-box>
          </draw:frame>
        </draw:g>
        <draw:frame draw:style-name="gr4" draw:text-style-name="P1" draw:layer="layout" svg:width="7cm" svg:height="1.412cm" draw:transform="rotate (-3.14159265358979) translate (9cm 1.906cm)">
          <draw:text-box>
            <text:p text:style-name="P2"><text:span text:style-name="T1">ГУИР.400201.327 С1</text:span></text:p>
          </draw:text-box>
        </draw:frame>
        <draw:line draw:style-name="gr1" draw:text-style-name="P1" draw:layer="layout" svg:x1="9cm" svg:y1="0.506cm" svg:x2="9cm" svg:y2="1.906cm">
          <text:p/>
        </draw:line>
        <draw:line draw:style-name="gr1" draw:text-style-name="P1" draw:layer="layout" svg:x1="2cm" svg:y1="1.906cm" svg:x2="8.999cm" svg:y2="1.906cm">
          <text:p/>
        </draw:line>
        <draw:g>
          <draw:g>
            <draw:polygon draw:style-name="gr5" draw:text-style-name="P3" draw:layer="layout" svg:width="13.5cm" svg:height="9cm" svg:x="67.5cm" svg:y="7.4cm" svg:viewBox="0 0 13501 9001" draw:points="0,9001 13501,9001 13501,0 0,0">
              <text:p/>
            </draw:polygon>
            <draw:polygon draw:style-name="gr3" draw:text-style-name="P1" draw:layer="layout" svg:width="13.5cm" svg:height="9cm" svg:x="67.5cm" svg:y="7.4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67.5cm" svg:y="7.4cm">
            <draw:text-box>
              <text:p text:style-name="P2"><text:span text:style-name="T2">Telegram</text:span></text:p>
            </draw:text-box>
          </draw:frame>
        </draw:g>
        <draw:g>
          <draw:g>
            <draw:polygon draw:style-name="gr5" draw:text-style-name="P3" draw:layer="layout" svg:width="13.5cm" svg:height="9cm" svg:x="67.5cm" svg:y="37.4cm" svg:viewBox="0 0 13501 9001" draw:points="0,9001 13501,9001 13501,0 0,0">
              <text:p/>
            </draw:polygon>
            <draw:polygon draw:style-name="gr3" draw:text-style-name="P1" draw:layer="layout" svg:width="13.5cm" svg:height="9cm" svg:x="67.5cm" svg:y="37.4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67.5cm" svg:y="37.4cm">
            <draw:text-box>
              <text:p text:style-name="P2"><text:span text:style-name="T2">JIRA</text:span></text:p>
            </draw:text-box>
          </draw:frame>
        </draw:g>
        <draw:g>
          <draw:g>
            <draw:polygon draw:style-name="gr5" draw:text-style-name="P3" draw:layer="layout" svg:width="13.5cm" svg:height="9cm" svg:x="67.5cm" svg:y="22.4cm" svg:viewBox="0 0 13501 9001" draw:points="0,9001 13501,9001 13501,0 0,0">
              <text:p/>
            </draw:polygon>
            <draw:polygon draw:style-name="gr3" draw:text-style-name="P1" draw:layer="layout" svg:width="13.5cm" svg:height="9cm" svg:x="67.5cm" svg:y="22.4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67.5cm" svg:y="22.4cm">
            <draw:text-box>
              <text:p text:style-name="P2"><text:span text:style-name="T2">TeamCity</text:span></text:p>
            </draw:text-box>
          </draw:frame>
        </draw:g>
        <draw:line draw:style-name="gr7" draw:text-style-name="P1" draw:layer="layout" svg:x1="67.547cm" svg:y1="12.065cm" svg:x2="57.15cm" svg:y2="12.065cm">
          <text:p/>
        </draw:line>
        <draw:polygon draw:style-name="gr8" draw:text-style-name="P1" draw:layer="layout" svg:width="18cm" svg:height="46cm" svg:x="64.5cm" svg:y="4.4cm" svg:viewBox="0 0 18001 46001" draw:points="0,46001 18001,46001 18001,0 0,0">
          <text:p/>
        </draw:polygon>
        <draw:g>
          <draw:g>
            <draw:polygon draw:style-name="gr5" draw:text-style-name="P3" draw:layer="layout" svg:width="13.5cm" svg:height="9cm" svg:x="25.6cm" svg:y="22.5cm" svg:viewBox="0 0 13501 9001" draw:points="0,9001 13501,9001 13501,0 0,0">
              <text:p/>
            </draw:polygon>
            <draw:polygon draw:style-name="gr3" draw:text-style-name="P1" draw:layer="layout" svg:width="13.5cm" svg:height="9cm" svg:x="25.6cm" svg:y="22.5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25.6cm" svg:y="22.5cm">
            <draw:text-box>
              <text:p text:style-name="P2"><text:span text:style-name="T2">Модуль обработки команд из чата</text:span></text:p>
            </draw:text-box>
          </draw:frame>
        </draw:g>
        <draw:g>
          <draw:g>
            <draw:polygon draw:style-name="gr5" draw:text-style-name="P3" draw:layer="layout" svg:width="13.5cm" svg:height="9cm" svg:x="25.6cm" svg:y="7.5cm" svg:viewBox="0 0 13501 9001" draw:points="0,9001 13501,9001 13501,0 0,0">
              <text:p/>
            </draw:polygon>
            <draw:polygon draw:style-name="gr3" draw:text-style-name="P1" draw:layer="layout" svg:width="13.5cm" svg:height="9cm" svg:x="25.6cm" svg:y="7.5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25.6cm" svg:y="7.5cm">
            <draw:text-box>
              <text:p text:style-name="P2"><text:span text:style-name="T2">Модуль доступа к данным</text:span></text:p>
              <text:p text:style-name="P2"/>
            </draw:text-box>
          </draw:frame>
        </draw:g>
        <draw:g>
          <draw:g>
            <draw:polygon draw:style-name="gr5" draw:text-style-name="P3" draw:layer="layout" svg:width="13.5cm" svg:height="9cm" svg:x="43.6cm" svg:y="7.5cm" svg:viewBox="0 0 13501 9001" draw:points="0,9001 13501,9001 13501,0 0,0">
              <text:p/>
            </draw:polygon>
            <draw:polygon draw:style-name="gr3" draw:text-style-name="P1" draw:layer="layout" svg:width="13.5cm" svg:height="9cm" svg:x="43.6cm" svg:y="7.5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43.6cm" svg:y="7.5cm">
            <draw:text-box>
              <text:p text:style-name="P2"><text:span text:style-name="T2">Модуль взаимодействия с Telergam</text:span></text:p>
            </draw:text-box>
          </draw:frame>
        </draw:g>
        <draw:g>
          <draw:g>
            <draw:polygon draw:style-name="gr5" draw:text-style-name="P3" draw:layer="layout" svg:width="13.5cm" svg:height="9cm" svg:x="43.6cm" svg:y="37.5cm" svg:viewBox="0 0 13501 9001" draw:points="0,9001 13501,9001 13501,0 0,0">
              <text:p/>
            </draw:polygon>
            <draw:polygon draw:style-name="gr3" draw:text-style-name="P1" draw:layer="layout" svg:width="13.5cm" svg:height="9cm" svg:x="43.6cm" svg:y="37.5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43.6cm" svg:y="37.5cm">
            <draw:text-box>
              <text:p text:style-name="P2"><text:span text:style-name="T2">Модуль интеграции</text:span></text:p>
              <text:p text:style-name="P2"><text:span text:style-name="T2"><text:s/></text:span><text:span text:style-name="T2">с TeamCity</text:span></text:p>
            </draw:text-box>
          </draw:frame>
        </draw:g>
        <draw:g>
          <draw:g>
            <draw:polygon draw:style-name="gr5" draw:text-style-name="P3" draw:layer="layout" svg:width="13.5cm" svg:height="9cm" svg:x="25.6cm" svg:y="37.5cm" svg:viewBox="0 0 13501 9001" draw:points="0,9001 13501,9001 13501,0 0,0">
              <text:p/>
            </draw:polygon>
            <draw:polygon draw:style-name="gr3" draw:text-style-name="P1" draw:layer="layout" svg:width="13.5cm" svg:height="9cm" svg:x="25.6cm" svg:y="37.5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25.6cm" svg:y="37.5cm">
            <draw:text-box>
              <text:p text:style-name="P2"><text:span text:style-name="T2">Модуль взаимодействия с JIRA</text:span></text:p>
            </draw:text-box>
          </draw:frame>
        </draw:g>
        <draw:g>
          <draw:g>
            <draw:polygon draw:style-name="gr5" draw:text-style-name="P3" draw:layer="layout" svg:width="13.5cm" svg:height="9cm" svg:x="43.6cm" svg:y="22.5cm" svg:viewBox="0 0 13501 9001" draw:points="0,9001 13501,9001 13501,0 0,0">
              <text:p/>
            </draw:polygon>
            <draw:polygon draw:style-name="gr3" draw:text-style-name="P1" draw:layer="layout" svg:width="13.5cm" svg:height="9cm" svg:x="43.6cm" svg:y="22.5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43.6cm" svg:y="22.5cm">
            <draw:text-box>
              <text:p text:style-name="P2"><text:span text:style-name="T2">Контроллер</text:span></text:p>
            </draw:text-box>
          </draw:frame>
        </draw:g>
        <draw:polyline draw:style-name="gr9" draw:text-style-name="P1" draw:layer="layout" svg:width="4.5cm" svg:height="10.667cm" draw:transform="rotate (-3.14159265358979) translate (43.601cm 39.878cm)" svg:viewBox="0 0 4501 10668" draw:points="4501,0 2268,0 2268,10668 0,10668">
          <text:p/>
        </draw:polyline>
        <draw:line draw:style-name="gr9" draw:text-style-name="P1" draw:layer="layout" svg:x1="50.35cm" svg:y1="22.499cm" svg:x2="50.35cm" svg:y2="16.5cm">
          <text:p/>
        </draw:line>
        <draw:line draw:style-name="gr9" draw:text-style-name="P1" draw:layer="layout" svg:x1="43.6cm" svg:y1="27cm" svg:x2="39.1cm" svg:y2="27cm">
          <text:p/>
        </draw:line>
        <draw:line draw:style-name="gr9" draw:text-style-name="P1" draw:layer="layout" svg:x1="50.292cm" svg:y1="31.496cm" svg:x2="50.292cm" svg:y2="37.495cm">
          <text:p/>
        </draw:line>
        <draw:polygon draw:style-name="gr8" draw:text-style-name="P1" draw:layer="layout" svg:width="34.521cm" svg:height="46cm" svg:x="24.074cm" svg:y="4.364cm" svg:viewBox="0 0 34522 46001" draw:points="0,46001 34522,46001 34522,0 0,0">
          <text:p/>
        </draw:polygon>
        <draw:frame draw:style-name="gr10" draw:text-style-name="P1" draw:layer="layout" svg:width="27cm" svg:height="2cm" svg:x="24.903cm" svg:y="48.195cm">
          <draw:text-box>
            <text:p text:style-name="P4"><text:span text:style-name="T2">Блок обработки сообщений</text:span></text:p>
          </draw:text-box>
        </draw:frame>
        <draw:frame draw:style-name="gr10" draw:text-style-name="P1" draw:layer="layout" svg:width="17cm" svg:height="2cm" svg:x="65cm" svg:y="48.2cm">
          <draw:text-box>
            <text:p text:style-name="P4"><text:span text:style-name="T2">Внешние системы</text:span></text:p>
          </draw:text-box>
        </draw:frame>
        <draw:line draw:style-name="gr11" draw:text-style-name="P1" draw:layer="layout" svg:x1="65.09cm" svg:y1="58.9cm" svg:x2="83.59cm" svg:y2="58.9cm">
          <text:p/>
        </draw:line>
        <draw:line draw:style-name="gr11" draw:text-style-name="P1" draw:layer="layout" svg:x1="83.59cm" svg:y1="58.899cm" svg:x2="83.59cm" svg:y2="53.282cm">
          <text:p/>
        </draw:line>
        <draw:line draw:style-name="gr12" draw:text-style-name="P1" draw:layer="layout" svg:x1="65.1cm" svg:y1="53.282cm" svg:x2="83.6cm" svg:y2="53.282cm">
          <text:p/>
        </draw:line>
        <draw:g>
          <draw:line draw:style-name="gr12" draw:text-style-name="P1" draw:layer="layout" svg:x1="71.59cm" svg:y1="53.282cm" svg:x2="71.59cm" svg:y2="58.848cm">
            <text:p/>
          </draw:line>
          <draw:frame draw:style-name="gr13" draw:text-style-name="P1" draw:layer="layout" svg:width="5.567cm" svg:height="1.219cm" draw:transform="rotate (-1.5707963267949) translate (72.199cm 53.282cm)">
            <draw:text-box>
              <text:p/>
            </draw:text-box>
          </draw:frame>
        </draw:g>
        <draw:line draw:style-name="gr12" draw:text-style-name="P1" draw:layer="layout" svg:x1="65.09cm" svg:y1="55.307cm" svg:x2="71.59cm" svg:y2="55.307cm">
          <text:p/>
        </draw:line>
        <draw:line draw:style-name="gr12" draw:text-style-name="P1" draw:layer="layout" svg:x1="65.09cm" svg:y1="55.813cm" svg:x2="71.59cm" svg:y2="55.813cm">
          <text:p/>
        </draw:line>
        <draw:line draw:style-name="gr12" draw:text-style-name="P1" draw:layer="layout" svg:x1="70.59cm" svg:y1="53.282cm" svg:x2="70.59cm" svg:y2="58.848cm">
          <text:p/>
        </draw:line>
        <draw:line draw:style-name="gr12" draw:text-style-name="P1" draw:layer="layout" svg:x1="69.09cm" svg:y1="53.282cm" svg:x2="69.09cm" svg:y2="58.848cm">
          <text:p/>
        </draw:line>
        <draw:line draw:style-name="gr12" draw:text-style-name="P1" draw:layer="layout" svg:x1="65.89cm" svg:y1="53.282cm" svg:x2="65.89cm" svg:y2="55.812cm">
          <text:p/>
        </draw:line>
        <draw:line draw:style-name="gr12" draw:text-style-name="P1" draw:layer="layout" svg:x1="66.89cm" svg:y1="53.282cm" svg:x2="66.89cm" svg:y2="58.848cm">
          <text:p/>
        </draw:line>
        <draw:line draw:style-name="gr12" draw:text-style-name="P1" draw:layer="layout" svg:x1="71.59cm" svg:y1="54.801cm" svg:x2="83.589cm" svg:y2="54.801cm">
          <text:p/>
        </draw:line>
        <draw:line draw:style-name="gr12" draw:text-style-name="P1" draw:layer="layout" svg:x1="71.59cm" svg:y1="57.331cm" svg:x2="83.589cm" svg:y2="57.331cm">
          <text:p/>
        </draw:line>
        <draw:line draw:style-name="gr12" draw:text-style-name="P1" draw:layer="layout" svg:x1="78.59cm" svg:y1="54.801cm" svg:x2="78.59cm" svg:y2="58.849cm">
          <text:p/>
        </draw:line>
        <draw:polyline draw:style-name="gr12" draw:text-style-name="P1" draw:layer="layout" svg:width="4.999cm" svg:height="0cm" svg:x="78.59cm" svg:y="56.825cm" svg:viewBox="0 0 5000 0" draw:points="5000,0 500,0 0,0">
          <text:p/>
        </draw:polyline>
        <draw:polyline draw:style-name="gr12" draw:text-style-name="P1" draw:layer="layout" svg:width="4.998cm" svg:height="0cm" svg:x="78.59cm" svg:y="55.307cm" svg:viewBox="0 0 4999 0" draw:points="0,0 500,0 4999,0">
          <text:p/>
        </draw:polyline>
        <draw:line draw:style-name="gr12" draw:text-style-name="P1" draw:layer="layout" svg:x1="81.79cm" svg:y1="54.801cm" svg:x2="81.79cm" svg:y2="56.825cm">
          <text:p/>
        </draw:line>
        <draw:line draw:style-name="gr12" draw:text-style-name="P1" draw:layer="layout" svg:x1="80.09cm" svg:y1="54.801cm" svg:x2="80.09cm" svg:y2="56.825cm">
          <text:p/>
        </draw:line>
        <draw:line draw:style-name="gr12" draw:text-style-name="P1" draw:layer="layout" svg:x1="80.59cm" svg:y1="56.825cm" svg:x2="80.59cm" svg:y2="57.331cm">
          <text:p/>
        </draw:line>
        <draw:line draw:style-name="gr14" draw:text-style-name="P1" draw:layer="layout" svg:x1="79.04cm" svg:y1="55.307cm" svg:x2="79.04cm" svg:y2="56.825cm">
          <text:p/>
        </draw:line>
        <draw:line draw:style-name="gr14" draw:text-style-name="P1" draw:layer="layout" svg:x1="79.54cm" svg:y1="55.307cm" svg:x2="79.54cm" svg:y2="56.825cm">
          <text:p/>
        </draw:line>
        <draw:line draw:style-name="gr14" draw:text-style-name="P1" draw:layer="layout" svg:x1="65.09cm" svg:y1="53.789cm" svg:x2="71.59cm" svg:y2="53.789cm">
          <text:p/>
        </draw:line>
        <draw:line draw:style-name="gr14" draw:text-style-name="P1" draw:layer="layout" svg:x1="65.04cm" svg:y1="54.295cm" svg:x2="71.54cm" svg:y2="54.295cm">
          <text:p/>
        </draw:line>
        <draw:line draw:style-name="gr14" draw:text-style-name="P1" draw:layer="layout" svg:x1="65.04cm" svg:y1="54.801cm" svg:x2="71.54cm" svg:y2="54.801cm">
          <text:p/>
        </draw:line>
        <draw:line draw:style-name="gr14" draw:text-style-name="P1" draw:layer="layout" svg:x1="65.04cm" svg:y1="56.319cm" svg:x2="71.54cm" svg:y2="56.319cm">
          <text:p/>
        </draw:line>
        <draw:line draw:style-name="gr14" draw:text-style-name="P1" draw:layer="layout" svg:x1="65.04cm" svg:y1="56.825cm" svg:x2="71.54cm" svg:y2="56.825cm">
          <text:p/>
        </draw:line>
        <draw:line draw:style-name="gr14" draw:text-style-name="P1" draw:layer="layout" svg:x1="65.04cm" svg:y1="57.331cm" svg:x2="71.54cm" svg:y2="57.331cm">
          <text:p/>
        </draw:line>
        <draw:line draw:style-name="gr14" draw:text-style-name="P1" draw:layer="layout" svg:x1="65.04cm" svg:y1="57.837cm" svg:x2="71.54cm" svg:y2="57.837cm">
          <text:p/>
        </draw:line>
        <draw:line draw:style-name="gr14" draw:text-style-name="P1" draw:layer="layout" svg:x1="65.04cm" svg:y1="58.343cm" svg:x2="71.54cm" svg:y2="58.343cm">
          <text:p/>
        </draw:line>
        <draw:frame draw:style-name="gr15" draw:text-style-name="P1" draw:layer="layout" svg:width="2.25cm" svg:height="0.639cm" svg:x="66.85cm" svg:y="55.265cm">
          <draw:text-box>
            <text:p text:style-name="P4"><text:span text:style-name="T3">№ </text:span><text:span text:style-name="T3">докум</text:span></text:p>
          </draw:text-box>
        </draw:frame>
        <draw:frame draw:style-name="gr15" draw:text-style-name="P1" draw:layer="layout" svg:width="1.56cm" svg:height="0.639cm" svg:x="69.04cm" svg:y="55.279cm">
          <draw:text-box>
            <text:p text:style-name="P4"><text:span text:style-name="T3">Подп.</text:span></text:p>
          </draw:text-box>
        </draw:frame>
        <draw:frame draw:style-name="gr15" draw:text-style-name="P1" draw:layer="layout" svg:width="1.31cm" svg:height="0.639cm" svg:x="70.54cm" svg:y="55.279cm">
          <draw:text-box>
            <text:p text:style-name="P4"><text:span text:style-name="T3">Дата</text:span></text:p>
          </draw:text-box>
        </draw:frame>
        <draw:frame draw:style-name="gr15" draw:text-style-name="P1" draw:layer="layout" svg:width="1.735cm" svg:height="0.639cm" svg:x="65.165cm" svg:y="55.785cm">
          <draw:text-box>
            <text:p text:style-name="P4"><text:span text:style-name="T3">Разраб.</text:span></text:p>
          </draw:text-box>
        </draw:frame>
        <draw:frame draw:style-name="gr15" draw:text-style-name="P1" draw:layer="layout" svg:width="2.015cm" svg:height="0.639cm" svg:x="78.585cm" svg:y="56.759cm">
          <draw:text-box>
            <text:p text:style-name="P2"><text:span text:style-name="T3">Лист</text:span></text:p>
          </draw:text-box>
        </draw:frame>
        <draw:frame draw:style-name="gr15" draw:text-style-name="P1" draw:layer="layout" svg:width="3cm" svg:height="0.639cm" svg:x="80.6cm" svg:y="56.759cm">
          <draw:text-box>
            <text:p text:style-name="P2"><text:span text:style-name="T3">Листов <text:s/></text:span></text:p>
          </draw:text-box>
        </draw:frame>
        <draw:frame draw:style-name="gr15" draw:text-style-name="P1" draw:layer="layout" svg:width="1.415cm" svg:height="0.639cm" svg:x="78.635cm" svg:y="54.734cm">
          <draw:text-box>
            <text:p text:style-name="P2"><text:span text:style-name="T3">Лит.</text:span></text:p>
          </draw:text-box>
        </draw:frame>
        <draw:frame draw:style-name="gr15" draw:text-style-name="P1" draw:layer="layout" svg:width="1.7cm" svg:height="0.639cm" svg:x="80.1cm" svg:y="54.728cm">
          <draw:text-box>
            <text:p text:style-name="P2"><text:span text:style-name="T3">Масса</text:span></text:p>
          </draw:text-box>
        </draw:frame>
        <draw:frame draw:style-name="gr16" draw:text-style-name="P1" draw:layer="layout" svg:width="1.825cm" svg:height="1.066cm" svg:x="81.775cm" svg:y="54.56cm">
          <draw:text-box>
            <text:p text:style-name="P2"><text:span text:style-name="T3">Масштаб</text:span></text:p>
          </draw:text-box>
        </draw:frame>
        <draw:line draw:style-name="gr12" draw:text-style-name="P1" draw:layer="layout" svg:x1="65.09cm" svg:y1="53.282cm" svg:x2="65.09cm" svg:y2="58.848cm">
          <text:p/>
        </draw:line>
        <draw:frame draw:style-name="gr15" draw:text-style-name="P1" draw:layer="layout" svg:width="1.15cm" svg:height="0.639cm" svg:x="65cm" svg:y="55.279cm">
          <draw:text-box>
            <text:p text:style-name="P4"><text:span text:style-name="T3">Изм.</text:span></text:p>
          </draw:text-box>
        </draw:frame>
        <draw:frame draw:style-name="gr15" draw:text-style-name="P1" draw:layer="layout" svg:width="1.34cm" svg:height="0.639cm" svg:x="65.72cm" svg:y="55.265cm">
          <draw:text-box>
            <text:p text:style-name="P2"><text:span text:style-name="T3">Лист</text:span></text:p>
          </draw:text-box>
        </draw:frame>
        <draw:frame draw:style-name="gr15" draw:text-style-name="P1" draw:layer="layout" svg:width="3.729cm" svg:height="0.639cm" svg:x="66.84cm" svg:y="55.785cm">
          <draw:text-box>
            <text:p text:style-name="P4"><text:span text:style-name="T3">Соловцов</text:span></text:p>
          </draw:text-box>
        </draw:frame>
        <draw:frame draw:style-name="gr15" draw:text-style-name="P1" draw:layer="layout" svg:width="1.747cm" svg:height="0.639cm" svg:x="65.153cm" svg:y="56.291cm">
          <draw:text-box>
            <text:p text:style-name="P4"><text:span text:style-name="T3">Пров.</text:span></text:p>
          </draw:text-box>
        </draw:frame>
        <draw:frame draw:style-name="gr15" draw:text-style-name="P1" draw:layer="layout" svg:width="3.782cm" svg:height="0.639cm" svg:x="66.84cm" svg:y="56.245cm">
          <draw:text-box>
            <text:p text:style-name="P4"><text:span text:style-name="T3">Кучук </text:span></text:p>
          </draw:text-box>
        </draw:frame>
        <draw:frame draw:style-name="gr15" draw:text-style-name="P1" draw:layer="layout" svg:width="1.747cm" svg:height="0.639cm" svg:x="65.153cm" svg:y="56.771cm">
          <draw:text-box>
            <text:p text:style-name="P4"><text:span text:style-name="T3">Т.контр.</text:span></text:p>
          </draw:text-box>
        </draw:frame>
        <draw:frame draw:style-name="gr15" draw:text-style-name="P1" draw:layer="layout" svg:width="3.731cm" svg:height="0.639cm" svg:x="66.84cm" svg:y="56.771cm">
          <draw:text-box>
            <text:p text:style-name="P4"><text:span text:style-name="T3">Кучук </text:span></text:p>
          </draw:text-box>
        </draw:frame>
        <draw:frame draw:style-name="gr15" draw:text-style-name="P1" draw:layer="layout" svg:width="1.747cm" svg:height="0.639cm" svg:x="65.153cm" svg:y="57.303cm">
          <draw:text-box>
            <text:p text:style-name="P4"><text:span text:style-name="T3">Реценз.</text:span></text:p>
          </draw:text-box>
        </draw:frame>
        <draw:frame draw:style-name="gr15" draw:text-style-name="P1" draw:layer="layout" svg:width="1.747cm" svg:height="0.639cm" svg:x="65.153cm" svg:y="57.81cm">
          <draw:text-box>
            <text:p text:style-name="P4"><text:span text:style-name="T3">Н.контр.</text:span></text:p>
          </draw:text-box>
        </draw:frame>
        <draw:frame draw:style-name="gr15" draw:text-style-name="P1" draw:layer="layout" svg:width="1.747cm" svg:height="0.639cm" svg:x="65.153cm" svg:y="58.316cm">
          <draw:text-box>
            <text:p text:style-name="P4"><text:span text:style-name="T3">Утв.</text:span></text:p>
          </draw:text-box>
        </draw:frame>
        <draw:frame draw:style-name="gr15" draw:text-style-name="P1" draw:layer="layout" svg:width="3.81cm" svg:height="0.639cm" svg:x="66.84cm" svg:y="57.81cm">
          <draw:text-box>
            <text:p text:style-name="P4"><text:span text:style-name="T3">Сидорович</text:span></text:p>
          </draw:text-box>
        </draw:frame>
        <draw:frame draw:style-name="gr17" draw:text-style-name="P1" draw:layer="layout" svg:width="4.125cm" svg:height="0.916cm" svg:x="79.065cm" svg:y="57.632cm">
          <draw:text-box>
            <text:p text:style-name="P4"><text:span text:style-name="T4">ЭВМ, гр. 350501</text:span></text:p>
          </draw:text-box>
        </draw:frame>
        <draw:frame draw:style-name="gr18" draw:text-style-name="P1" draw:layer="layout" svg:width="8.3cm" svg:height="1.07cm" svg:x="74.1cm" svg:y="53.507cm">
          <draw:text-box>
            <text:p text:style-name="P2"><text:span text:style-name="T1">ГУИР.400201.327 С1</text:span></text:p>
          </draw:text-box>
        </draw:frame>
        <draw:frame draw:style-name="gr19" draw:text-style-name="P6" draw:layer="layout" svg:width="7.978cm" svg:height="2.911cm" svg:x="71.212cm" svg:y="54.66cm">
          <draw:text-box>
            <text:p text:style-name="P5"><text:span text:style-name="T5">Программное средство </text:span></text:p>
            <text:p text:style-name="P5"><text:span text:style-name="T5">Developers Bot.</text:span></text:p>
            <text:p text:style-name="P5"><text:span text:style-name="T5">Схема структурная</text:span></text:p>
          </draw:text-box>
        </draw:frame>
        <draw:frame draw:style-name="gr15" draw:text-style-name="P1" draw:layer="layout" svg:width="1.331cm" svg:height="0.639cm" svg:x="78.6cm" svg:y="55.681cm">
          <draw:text-box>
            <text:p text:style-name="P2"><text:span text:style-name="T3">у</text:span></text:p>
          </draw:text-box>
        </draw:frame>
        <draw:frame draw:style-name="gr15" draw:text-style-name="P1" draw:layer="layout" svg:width="2.235cm" svg:height="0.639cm" svg:x="66.832cm" svg:y="58.318cm">
          <draw:text-box>
            <text:p text:style-name="P4"><text:span text:style-name="T3">Татур </text:span></text:p>
          </draw:text-box>
        </draw:frame>
        <draw:polyline draw:style-name="gr9" draw:text-style-name="P1" draw:layer="layout" svg:width="10.495cm" svg:height="15.265cm" draw:transform="skewX (0.00977384381116825) rotate (0.00977384381116825) translate (57.0686891679997cm 27.0256613343116cm)" svg:viewBox="0 0 10496 15266" draw:points="10496,1 5289,0 5289,15266 0,15265">
          <text:p/>
        </draw:polyline>
        <draw:polyline draw:style-name="gr9" draw:text-style-name="P1" draw:layer="layout" svg:width="4.444cm" svg:height="12.669cm" draw:transform="rotate (-3.14159265358979) translate (43.561cm 24.735cm)" svg:viewBox="0 0 4445 12670" draw:points="0,0 2205,0 2205,12670 4445,12670">
          <text:p/>
        </draw:polyline>
        <draw:g>
          <draw:g>
            <draw:polygon draw:style-name="gr5" draw:text-style-name="P3" draw:layer="layout" svg:width="13.5cm" svg:height="9cm" svg:x="5.207cm" svg:y="7.255cm" svg:viewBox="0 0 13501 9001" draw:points="0,9001 13501,9001 13501,0 0,0">
              <text:p/>
            </draw:polygon>
            <draw:polygon draw:style-name="gr3" draw:text-style-name="P1" draw:layer="layout" svg:width="13.5cm" svg:height="9cm" svg:x="5.207cm" svg:y="7.255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5.207cm" svg:y="7.255cm">
            <draw:text-box>
              <text:p text:style-name="P2"><text:span text:style-name="T2">База данных</text:span></text:p>
            </draw:text-box>
          </draw:frame>
        </draw:g>
        <draw:line draw:style-name="gr7" draw:text-style-name="P1" draw:layer="layout" svg:x1="25.781cm" svg:y1="12.065cm" svg:x2="18.669cm" svg:y2="12.065cm">
          <text:p/>
        </draw:line>
        <draw:g>
          <draw:line draw:style-name="gr20" draw:text-style-name="P1" draw:layer="layout" svg:x1="41.783cm" svg:y1="44.196cm" svg:x2="41.783cm" svg:y2="47.752cm">
            <text:p/>
          </draw:line>
          <draw:g>
            <draw:line draw:style-name="gr21" draw:text-style-name="P1" draw:layer="layout" svg:x1="41.783cm" svg:y1="44.196cm" svg:x2="38.989cm" svg:y2="44.196cm">
              <text:p/>
            </draw:line>
            <draw:line draw:style-name="gr20" draw:text-style-name="P1" draw:layer="layout" svg:x1="41.783cm" svg:y1="47.752cm" svg:x2="63.373cm" svg:y2="47.752cm">
              <text:p/>
            </draw:line>
            <draw:line draw:style-name="gr21" draw:text-style-name="P1" draw:layer="layout" svg:x1="63.373cm" svg:y1="42.037cm" svg:x2="67.564cm" svg:y2="42.037cm">
              <text:p/>
            </draw:line>
            <draw:line draw:style-name="gr20" draw:text-style-name="P1" draw:layer="layout" svg:x1="63.373cm" svg:y1="42.037cm" svg:x2="63.373cm" svg:y2="47.752cm">
              <text:p/>
            </draw:line>
          </draw:g>
        </draw:g>
        <draw:g>
          <draw:g>
            <draw:polygon draw:style-name="gr5" draw:text-style-name="P3" draw:layer="layout" svg:width="13.5cm" svg:height="9cm" svg:x="5.041cm" svg:y="27.829cm" svg:viewBox="0 0 13501 9001" draw:points="0,9001 13501,9001 13501,0 0,0">
              <text:p/>
            </draw:polygon>
            <draw:polygon draw:style-name="gr3" draw:text-style-name="P1" draw:layer="layout" svg:width="13.5cm" svg:height="9cm" svg:x="5.041cm" svg:y="27.829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5.041cm" svg:y="27.829cm">
            <draw:text-box>
              <text:p text:style-name="P2"><text:span text:style-name="T2">Модуль отправки уведомлений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_5f_0" draw:display-name="Dash_0" draw:style="round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2-21T00:16:38.936217000</dc:date>
    <meta:creation-date>2014-06-05T02:24:47Z</meta:creation-date>
    <meta:generator>LibreOffice_Vanilla/5.2.3.5$MacOSX_X86_64 LibreOffice_project/83adc9c35c74e0badc710d981405858b1179a327</meta:generator>
    <meta:editing-duration>PT10M14S</meta:editing-duration>
    <meta:editing-cycles>2</meta:editing-cycles>
    <meta:document-statistic meta:object-count="145"/>
  </office:meta>
</office:document-meta>
</file>